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Table_20_Contents">
      <style:text-properties officeooo:paragraph-rsid="000f3638"/>
    </style:style>
    <style:style style:name="P5" style:family="paragraph" style:parent-style-name="Standard">
      <style:text-properties officeooo:paragraph-rsid="00118751"/>
    </style:style>
    <style:style style:name="P6" style:family="paragraph" style:parent-style-name="Table_20_Contents">
      <style:text-properties officeooo:paragraph-rsid="00118751"/>
    </style:style>
    <style:style style:name="P7" style:family="paragraph" style:parent-style-name="Table_20_Contents">
      <style:text-properties officeooo:paragraph-rsid="000e33bb"/>
    </style:style>
    <style:style style:name="P8" style:family="paragraph" style:parent-style-name="Table_20_Contents">
      <style:text-properties fo:language="el" fo:country="GR" fo:font-weight="bold" officeooo:rsid="000f3638" officeooo:paragraph-rsid="000f3638" style:font-weight-asian="bold" style:font-weight-complex="bold"/>
    </style:style>
    <style:style style:name="P9" style:family="paragraph" style:parent-style-name="Table_20_Contents">
      <style:text-properties officeooo:paragraph-rsid="000fadb8"/>
    </style:style>
    <style:style style:name="P10" style:family="paragraph" style:parent-style-name="Standard">
      <style:text-properties officeooo:paragraph-rsid="001331ad"/>
    </style:style>
    <style:style style:name="P11" style:family="paragraph" style:parent-style-name="Table_20_Contents">
      <style:text-properties officeooo:paragraph-rsid="001331ad"/>
    </style:style>
    <style:style style:name="P12" style:family="paragraph" style:parent-style-name="Standard">
      <style:text-properties officeooo:paragraph-rsid="00137a8f"/>
    </style:style>
    <style:style style:name="P13" style:family="paragraph" style:parent-style-name="Table_20_Contents">
      <style:text-properties officeooo:paragraph-rsid="00137a8f"/>
    </style:style>
    <style:style style:name="P14" style:family="paragraph" style:parent-style-name="Standard">
      <style:text-properties officeooo:paragraph-rsid="0016e213"/>
    </style:style>
    <style:style style:name="P15" style:family="paragraph" style:parent-style-name="Table_20_Contents">
      <style:text-properties officeooo:paragraph-rsid="0016e213"/>
    </style:style>
    <style:style style:name="P16" style:family="paragraph" style:parent-style-name="Table_20_Contents">
      <style:text-properties officeooo:paragraph-rsid="0017a396"/>
    </style:style>
    <style:style style:name="P17" style:family="paragraph" style:parent-style-name="Table_20_Contents">
      <style:text-properties officeooo:paragraph-rsid="001a1e6a"/>
    </style:style>
    <style:style style:name="P18" style:family="paragraph" style:parent-style-name="Table_20_Contents">
      <style:text-properties officeooo:paragraph-rsid="001bd579"/>
    </style:style>
    <style:style style:name="P19" style:family="paragraph" style:parent-style-name="Table_20_Contents">
      <style:text-properties officeooo:paragraph-rsid="001c5c9c"/>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style:style style:name="T7" style:family="text">
      <style:text-properties fo:language="el" fo:country="GR" officeooo:rsid="0016e213"/>
    </style:style>
    <style:style style:name="T8" style:family="text">
      <style:text-properties fo:language="el" fo:country="GR" officeooo:rsid="0017a396"/>
    </style:style>
    <style:style style:name="T9" style:family="text">
      <style:text-properties fo:language="el" fo:country="GR" officeooo:rsid="001a1e6a"/>
    </style:style>
    <style:style style:name="T10" style:family="text">
      <style:text-properties fo:language="el" fo:country="GR" officeooo:rsid="001bd579"/>
    </style:style>
    <style:style style:name="T11" style:family="text">
      <style:text-properties fo:language="el" fo:country="GR" officeooo:rsid="001c4009"/>
    </style:style>
    <style:style style:name="T12" style:family="text">
      <style:text-properties fo:language="el" fo:country="GR" officeooo:rsid="001c5c9c"/>
    </style:style>
    <style:style style:name="T13" style:family="text">
      <style:text-properties fo:language="en" fo:country="US" officeooo:rsid="0016e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7">Κίουρος ἦν ἄρα.</text:p>
          </table:table-cell>
          <table:table-cell table:style-name="Table1.A1" office:value-type="string">
            <text:p text:style-name="P7">It was Quirrell.</text:p>
          </table:table-cell>
        </table:table-row>
        <table:table-row>
          <table:table-cell table:style-name="Table1.A1" office:value-type="string">
            <text:p text:style-name="P7">Ἀλλ’ ἦ καὶ σύ; ἔφη ὁ Ἅρειος κεχηνὼς ἅμα.</text:p>
          </table:table-cell>
          <table:table-cell table:style-name="Table1.A1" office:value-type="string">
            <text:p text:style-name="P7">"You!" gasped Harry.</text:p>
          </table:table-cell>
        </table:table-row>
        <table:table-row>
          <table:table-cell table:style-name="Table1.A1" office:value-type="string">
            <text:p text:style-name="P7">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7">Quirrell smiled. His face wasn't twitching at all. Me," he said calmly. "I wondered whether I'd be meeting you here, Potter."</text:p>
          </table:table-cell>
        </table:table-row>
        <table:table-row>
          <table:table-cell table:style-name="Table1.A1" office:value-type="string">
            <text:p text:style-name="P7">Ἀλλ’ ὁ Σίναπυς, ὡς ᾠήθην -</text:p>
          </table:table-cell>
          <table:table-cell table:style-name="Table1.A1" office:value-type="string">
            <text:p text:style-name="P7">"But I thought -- Snape --"</text:p>
          </table:table-cell>
        </table:table-row>
        <table:table-row>
          <table:table-cell table:style-name="Table1.A1" office:value-type="string">
            <text:p text:style-name="P4"><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7">"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4">τοῦτο τὸ πρᾶγμα, ὡς φαίνεται.</text:p>
          </table:table-cell>
          <table:table-cell table:style-name="Table1.A1" office:value-type="string">
            <text:p text:style-name="P7">"Yes, Severus does seem the type, doesn't he? </text:p>
          </table:table-cell>
        </table:table-row>
        <table:table-row>
          <table:table-cell table:style-name="Table1.A1" office:value-type="string">
            <text:p text:style-name="P4">ὥστε πάνυ συνέφερεν ἐμοὶ τὸ περιπέτεσθαι ἐκεῖνον καθάπερ νυκτερὶς ὑπερμεγάλη.</text:p>
          </table:table-cell>
          <table:table-cell table:style-name="Table1.A1" office:value-type="string">
            <text:p text:style-name="P4">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4">τὸν σοφιστὴν Κίουρον; καί ταῦτα λέγων προσεποιεῖτο αὖθις τὴν εἰθισμένην βαττολογίαν.</text:p>
          </table:table-cell>
          <table:table-cell table:style-name="Table1.A1" office:value-type="string">
            <text:p text:style-name="P4">Next to him, who would suspect p-p-poor, st-stuttering P-Professor Quirrell?"</text:p>
          </table:table-cell>
        </table:table-row>
        <table:table-row>
          <table:table-cell table:style-name="Table1.A1" office:value-type="string">
            <text:p text:style-name="P4">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4">Harry couldn't take it in. This couldn't be true, it couldn't.</text:p>
          </table:table-cell>
        </table:table-row>
        <table:table-row>
          <table:table-cell table:style-name="Table1.A1" office:value-type="string">
            <text:p text:style-name="P9">Ἀλλ’ ὁ Σίναπυς ἤθελεν ἀποκτεῖναί με.</text:p>
          </table:table-cell>
          <table:table-cell table:style-name="Table1.A1" office:value-type="string">
            <text:p text:style-name="P9">"But Snape tried to kill me!"</text:p>
          </table:table-cell>
        </table:table-row>
        <table:table-row>
          <table:table-cell table:style-name="Table1.A1" office:value-type="string">
            <text:p text:style-name="P9">Οὐδαμῶς. ἐγὼ μὲν οὖν ἠθέλησα.</text:p>
          </table:table-cell>
          <table:table-cell table:style-name="Table1.A1" office:value-type="string">
            <text:p text:style-name="P9">"No, no, no. I tried to kill you.</text:p>
          </table:table-cell>
        </table:table-row>
        <table:table-row>
          <table:table-cell table:style-name="Table1.A1" office:value-type="string">
            <text:p text:style-name="P6"><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6">Your friend Miss Granger accidentally knocked me over as she rushed to set fire to Snape at that Quidditch match. She broke my eye contact with you.</text:p>
          </table:table-cell>
        </table:table-row>
        <table:table-row>
          <table:table-cell table:style-name="Table1.A1" office:value-type="string">
            <text:p text:style-name="P6">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6">Another few seconds and I'd have got you off that broom. I'd have managed it before then if Snape hadn't been muttering a countercurse, trying to save you."</text:p>
          </table:table-cell>
        </table:table-row>
        <table:table-row>
          <table:table-cell table:style-name="Table1.A1" office:value-type="string">
            <text:p text:style-name="P6">Καὶ δῆτα λέγεις ὅτι ἐκεῖνος σῶσαί με ἐπεχείρει;</text:p>
          </table:table-cell>
          <table:table-cell table:style-name="Table1.A1" office:value-type="string">
            <text:p text:style-name="P6">"Snape was trying to save me?"</text:p>
          </table:table-cell>
        </table:table-row>
        <table:table-row>
          <table:table-cell table:style-name="Table1.A1" office:value-type="string">
            <text:p text:style-name="P6">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6">"Of course," said Quirrell coolly. "Why do you think he wanted to referee your next match?”</text:p>
          </table:table-cell>
        </table:table-row>
        <table:table-row>
          <table:table-cell table:style-name="Table1.A1" office:value-type="string">
            <text:p text:style-name="P6">ἀλλ’ ὅπως μὴ ἐγὼ ταῦτὰ πάλιν αὖ πειραθῶ δήπου.</text:p>
          </table:table-cell>
          <table:table-cell table:style-name="Table1.A1" office:value-type="string">
            <text:p text:style-name="P6">“He was trying to make sure I didn't do it again.”</text:p>
          </table:table-cell>
        </table:table-row>
        <table:table-row>
          <table:table-cell table:style-name="Table1.A1" office:value-type="string">
            <text:p text:style-name="P6">ἐμβροντησία. οὐ γὰρ ἐξῆν ἐμοὶ οὐδὲν ποιῆσαι θεωροῦντος τοῦ Διμπλοδώρου.</text:p>
          </table:table-cell>
          <table:table-cell table:style-name="Table1.A1" office:value-type="string">
            <text:p text:style-name="P6">“Funny, really... he needn't have bothered. I couldn't do anything with Dumbledore watching.”</text:p>
          </table:table-cell>
        </table:table-row>
        <table:table-row>
          <table:table-cell table:style-name="Table1.A19" office:value-type="string">
            <text:p text:style-name="P5">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6">“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6">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6">Quirrell snapped his fingers. Ropes sprang out of thin air and wrapped themselves tightly around Harry.</text:p>
          </table:table-cell>
        </table:table-row>
        <table:table-row>
          <table:table-cell table:style-name="Table1.A1" office:value-type="string">
            <text:p text:style-name="P11">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1">"You're too nosy to live, Potter. Scurrying around the school on Halloween like that, for all I knew you'd seen me coming to look at what was guarding <text:soft-page-break/>the Stone."</text:p>
          </table:table-cell>
        </table:table-row>
        <table:table-row>
          <table:table-cell table:style-name="Table1.A1" office:value-type="string">
            <text:p text:style-name="P11"><text:span text:style-name="T5">Ἦ</text:span> καὶ σύ γε τὸν Τρωγλοδύτην εἶσήγαγες;</text:p>
          </table:table-cell>
          <table:table-cell table:style-name="Table1.A1" office:value-type="string">
            <text:p text:style-name="P11">"You let the troll in?"</text:p>
          </table:table-cell>
        </table:table-row>
        <table:table-row>
          <table:table-cell table:style-name="Table1.A1" office:value-type="string">
            <text:p text:style-name="P11"><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1">"Certainly. I have a special gift with trolls -- you must have seen what I did to the one in the chamber back there?</text:p>
          </table:table-cell>
        </table:table-row>
        <table:table-row>
          <table:table-cell table:style-name="Table1.A1" office:value-type="string">
            <text:p text:style-name="P11">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1">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table-cell table:style-name="Table1.A1" office:value-type="string">
            <text:p text:style-name="P10">ἀλλ’ ἠρέμησον, ὦ Ποτέρ, αὐτοῦ μένων ἐν ᾧ ἐξετάζω τοῦτο τὸ κάτοπτρον· ἀξιόλογον γάρ ἐστιν.</text:p>
          </table:table-cell>
          <table:table-cell table:style-name="Table1.A1" office:value-type="string">
            <text:p text:style-name="P11">"Now, wait quietly, Potter. I need to examine this interesting mirror.</text:p>
          </table:table-cell>
        </table:table-row>
        <table:table-row>
          <table:table-cell table:style-name="Table1.A1" office:value-type="string">
            <text:p text:style-name="P10">καὶ τότε ὁ”Αρειος ἐγνώρισε τὸ ὄπισθεν τοῦ Κιούρου ἱδρυμένον ὅ τι τυγχάνει ὅν.</text:p>
          </table:table-cell>
          <table:table-cell table:style-name="Table1.A1" office:value-type="string">
            <text:p text:style-name="P11">It was only then that Harry realized what was standing behind Quirrell.</text:p>
          </table:table-cell>
        </table:table-row>
        <table:table-row>
          <table:table-cell table:style-name="Table1.A1" office:value-type="string">
            <text:p text:style-name="P11">ἦν γὰρ τὸ ἔσοπτρον τοῦ ναιμύθιπε.</text:p>
          </table:table-cell>
          <table:table-cell table:style-name="Table1.A1" office:value-type="string">
            <text:p text:style-name="P11">It was the Mirror of Erised.</text:p>
          </table:table-cell>
        </table:table-row>
        <table:table-row>
          <table:table-cell table:style-name="Table1.A1" office:value-type="string">
            <text:p text:style-name="P11">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1">"This mirror is the key to finding the Stone," Quirrell murmured, tapping his way around the frame.</text:p>
          </table:table-cell>
        </table:table-row>
        <table:table-row>
          <table:table-cell table:style-name="Table1.A1" office:value-type="string">
            <text:p text:style-name="P11">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1">"Trust Dumbledore to come up with something like this... but he's in London... I'll be far away by the time he gets back...."</text:p>
          </table:table-cell>
        </table:table-row>
        <table:table-row>
          <table:table-cell table:style-name="Table1.A1" office:value-type="string">
            <text:p text:style-name="P11">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1">All Harry could think of doing was to keep Quirrell talking and stop him from concentrating on the mirror.</text:p>
          </table:table-cell>
        </table:table-row>
        <table:table-row>
          <table:table-cell table:style-name="Table1.A1" office:value-type="string">
            <text:p text:style-name="P11">Εἶδον σέ, ἔφη, καί τὸν Σίναπυν ἐν τῇ ὕλῃ -</text:p>
          </table:table-cell>
          <table:table-cell table:style-name="Table1.A1" office:value-type="string">
            <text:p text:style-name="P11">"I saw you and Snape in the forest --" he blurted out.</text:p>
            <text:p text:style-name="P11"/>
          </table:table-cell>
        </table:table-row>
        <table:table-row>
          <table:table-cell table:style-name="Table1.A1" office:value-type="string">
            <text:p text:style-name="P11">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1">"Yes," said Quirrell idly, walking around the mirror to look at the back.</text:p>
          </table:table-cell>
        </table:table-row>
        <table:table-row>
          <table:table-cell table:style-name="Table1.A1" office:value-type="string">
            <text:p text:style-name="P11">Ἐξίχνευε γὰρ θέλων μαθεῖν ὅ τι καὶ ἔγνωκα ἤδη.</text:p>
          </table:table-cell>
          <table:table-cell table:style-name="Table1.A1" office:value-type="string">
            <text:p text:style-name="P11">"He was on to me by that time, trying to find out how far I'd got.</text:p>
          </table:table-cell>
        </table:table-row>
        <table:table-row>
          <table:table-cell table:style-name="Table1.A1" office:value-type="string">
            <text:p text:style-name="P11">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1">He suspected me all along. Tried to frighten me - as though he could, when I had Lord Voldemort on my side...."</text:p>
          </table:table-cell>
        </table:table-row>
        <table:table-row>
          <table:table-cell table:style-name="Table1.A1" office:value-type="string">
            <text:p text:style-name="P11">καί πάλιν ἐλθὼν ἀπὸ τοῦ ὀπίσω ἀτενὲς ἐδεδόρκετο εἰς τὸ κάτοπτρον.</text:p>
          </table:table-cell>
          <table:table-cell table:style-name="Table1.A1" office:value-type="string">
            <text:p text:style-name="P11">Quirrell came back out from behind the mirror and stared hungrily into it.</text:p>
          </table:table-cell>
        </table:table-row>
        <table:table-row>
          <table:table-cell table:style-name="Table1.A1" office:value-type="string">
            <text:p text:style-name="P11">Τὴν λίθον ὁρῶ, ἔφη. δίδωμι δ’ αὐτὴν τῷ κυρίῳ. ἀλλὰ ποῦ ἐστίν;</text:p>
          </table:table-cell>
          <table:table-cell table:style-name="Table1.A1" office:value-type="string">
            <text:p text:style-name="P11">"I see the Stone... I'm presenting it to my master... but where is it?"</text:p>
          </table:table-cell>
        </table:table-row>
        <table:table-row>
          <table:table-cell table:style-name="Table1.A1" office:value-type="string">
            <text:p text:style-name="P11">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1">Harry struggled against the ropes binding him, but they didn't give.</text:p>
          </table:table-cell>
        </table:table-row>
        <table:table-row>
          <table:table-cell table:style-name="Table1.A1" office:value-type="string">
            <text:p text:style-name="P11">Καὶ μὴν ἔδει κωλῦσαι τὸν Κίουρον μὴ ὅλος εἶναι περὶ τοῦ κατόπτρου.</text:p>
          </table:table-cell>
          <table:table-cell table:style-name="Table1.A1" office:value-type="string">
            <text:p text:style-name="P11">He had to keep Quirrell from giving his whole attention to the mirror.</text:p>
          </table:table-cell>
        </table:table-row>
        <table:table-row>
          <table:table-cell table:style-name="Table1.A1" office:value-type="string">
            <text:p text:style-name="P11"><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1">"But Snape always seemed to hate me so much."</text:p>
          </table:table-cell>
        </table:table-row>
        <table:table-row>
          <table:table-cell table:style-name="Table1.A1" office:value-type="string">
            <text:p text:style-name="P11">Δυσχεραίνει δή, ἦ δ’ ὂς ὁ Κίουρος, <text:span text:style-name="T5">Ἡ</text:span>ρακλέους ἔχθραν τινὰ ἔχων.</text:p>
          </table:table-cell>
          <table:table-cell table:style-name="Table1.A1" office:value-type="string">
            <text:p text:style-name="P11">"Oh, he does," said Quirrell casually, "heavens, yes.</text:p>
          </table:table-cell>
        </table:table-row>
        <table:table-row>
          <table:table-cell table:style-name="Table1.A1" office:value-type="string">
            <text:p text:style-name="P11">οὔκουν ἐκείνῳ ξυνῄδησθα συμμαθητῇ γεγενημένῳ <text:soft-page-break/>τοῦ σοῦ πατρός;</text:p>
          </table:table-cell>
          <table:table-cell table:style-name="Table1.A1" office:value-type="string">
            <text:p text:style-name="P11">He was at Hogwarts with your father, didn't you <text:soft-page-break/>know?</text:p>
          </table:table-cell>
        </table:table-row>
        <table:table-row>
          <table:table-cell table:style-name="Table1.A1" office:value-type="string">
            <text:p text:style-name="P11">ἐμίσουν γὰρ ἀλλήλους.</text:p>
          </table:table-cell>
          <table:table-cell table:style-name="Table1.A1" office:value-type="string">
            <text:p text:style-name="P11">They loathed each other.</text:p>
          </table:table-cell>
        </table:table-row>
        <table:table-row>
          <table:table-cell table:style-name="Table1.A1" office:value-type="string">
            <text:p text:style-name="P11">ἀλλ’ οὖν νεκρόν γε οὐκ ἐβούλετο ποιῆσαί σε.</text:p>
          </table:table-cell>
          <table:table-cell table:style-name="Table1.A1" office:value-type="string">
            <text:p text:style-name="P11">But he never wanted you dead."</text:p>
          </table:table-cell>
        </table:table-row>
        <table:table-row>
          <table:table-cell table:style-name="Table1.A1" office:value-type="string">
            <text:p text:style-name="P11">Ἀλλα νεωστὶ σοῦ κλαίοντος ἀκούσας ἐδόξασα ἐκεῖνον ἀπειλη- τικὸν γενέσθαι.</text:p>
          </table:table-cell>
          <table:table-cell table:style-name="Table1.A1" office:value-type="string">
            <text:p text:style-name="P11">"But I heard you a few days ago, sobbing -- I thought Snape was threatening you...."</text:p>
          </table:table-cell>
        </table:table-row>
        <table:table-row>
          <table:table-cell table:style-name="Table1.A1" office:value-type="string">
            <text:p text:style-name="P11">καὶ πρῶτον ὁ Κίουρος ἐδόκει φοβεῖσθαί τι.</text:p>
          </table:table-cell>
          <table:table-cell table:style-name="Table1.A1" office:value-type="string">
            <text:p text:style-name="P11">For the first time, a spasm of fear flitted across Quirrell's face.</text:p>
          </table:table-cell>
        </table:table-row>
        <table:table-row>
          <table:table-cell table:style-name="Table1.A1" office:value-type="string">
            <text:p text:style-name="P11">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1">"Sometimes," he said, "I find it hard to follow my master's instructions -- he is a great wizard and I am weak --"</text:p>
          </table:table-cell>
        </table:table-row>
        <table:table-row>
          <table:table-cell table:style-name="Table1.A1" office:value-type="string">
            <text:p text:style-name="P11">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1">"You mean he was there in the classroom with you?" Harry gasped.</text:p>
          </table:table-cell>
        </table:table-row>
        <table:table-row>
          <table:table-cell table:style-name="Table1.A1" office:value-type="string">
            <text:p text:style-name="P11">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1">"He is with me wherever I go," said Quirrell quietly. "I met him when I traveled around the world. A foolish young man I was then, full of ridiculous ideas about good and evil. Lord Voldemort showed me how wrong I was.</text:p>
          </table:table-cell>
        </table:table-row>
        <table:table-row>
          <table:table-cell table:style-name="Table1.A1" office:value-type="string">
            <text:p text:style-name="P10">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1">There is no good and evil, there is only power, and those too weak to seek it....</text:p>
          </table:table-cell>
        </table:table-row>
        <table:table-row>
          <table:table-cell table:style-name="Table1.A1" office:value-type="string">
            <text:p text:style-name="P10">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1">ἔφριξε λέγων - οὐ γὰρ ῥᾳδίως συγγιγνώσκει ἐκεῖνος τοῖς ἡμαρ-τηκόσι· καὶ μάλιστ’ ἐμοὶ ἠγανάκτησε σφαλέντι τοῦ μὴ κλέψαι τὴν</text:p>
            <text:p text:style-name="P11">λίθον ἐκ Γριγγώτου.</text:p>
          </table:table-cell>
          <table:table-cell table:style-name="Table1.A1" office:value-type="string">
            <text:p text:style-name="P11">“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table-cell table:style-name="Table1.A1" office:value-type="string">
            <text:p text:style-name="P11">ὥστε τιμωρίαις μετῆλθέ με ... ἔδοξε γὰρ αὐτῷ ἀκριβέστερον ἐπιτηρεῖν με ...</text:p>
          </table:table-cell>
          <table:table-cell table:style-name="Table1.A1" office:value-type="string">
            <text:p text:style-name="P11">“He punished me... decided he would have to keep a closer watch on me...."</text:p>
          </table:table-cell>
        </table:table-row>
        <table:table-row>
          <table:table-cell table:style-name="Table1.A1" office:value-type="string">
            <text:p text:style-name="P11">κα<text:span text:style-name="T5">ὶ</text:span> οὗτος μὲν κατὰ μικρὸν ἐσιώπα<text:span text:style-name="T5">·</text:span></text:p>
          </table:table-cell>
          <table:table-cell table:style-name="Table1.A1" office:value-type="string">
            <text:p text:style-name="P11">Quirrell's voice trailed away.</text:p>
          </table:table-cell>
        </table:table-row>
        <table:table-row>
          <table:table-cell table:style-name="Table1.A1" office:value-type="string">
            <text:p text:style-name="P13">ὁ δ’ ’Άρειος ἐμνημό- νευε τὰ τοῦ Στενωποῦ Διάγοντος. πῶς γὰρ οὕτω γενέσθαι ἀνόητος;</text:p>
          </table:table-cell>
          <table:table-cell table:style-name="Table1.A1" office:value-type="string">
            <text:p text:style-name="P13">Harry was remembering his trip to Diagon Alley -how could he have been so stupid?</text:p>
          </table:table-cell>
        </table:table-row>
        <table:table-row>
          <table:table-cell table:style-name="Table1.A1" office:value-type="string">
            <text:p text:style-name="P13">αὐτόπτης γὰρ ι’δὼν τότε τὸν Κίουρον δεξιώσασθαι ἐν τῷ Λέβητι Διαβρόχῳ.</text:p>
          </table:table-cell>
          <table:table-cell table:style-name="Table1.A1" office:value-type="string">
            <text:p text:style-name="P13">He'd seen Quirrell there that very day, shaken hands with him in the Leaky Cauldron.</text:p>
          </table:table-cell>
        </table:table-row>
        <table:table-row>
          <table:table-cell table:style-name="Table1.A1" office:value-type="string">
            <text:p text:style-name="P13">ὁ δ’ ἠρέμα ἀρὰς ἠρᾶτο.</text:p>
          </table:table-cell>
          <table:table-cell table:style-name="Table1.A1" office:value-type="string">
            <text:p text:style-name="P13">Quirrell cursed under his breath.</text:p>
          </table:table-cell>
        </table:table-row>
        <table:table-row>
          <table:table-cell table:style-name="Table1.A1" office:value-type="string">
            <text:p text:style-name="P13">Οὐ γὰρ ξυνίημι τοῦτο· ἦ καὶ ἐντὸς τοῦ κατόπτρου που τὴν λίθον εὑρήσομαι;</text:p>
          </table:table-cell>
          <table:table-cell table:style-name="Table1.A1" office:value-type="string">
            <text:p text:style-name="P13">"I don't understand... is the Stone inside the mirror?</text:p>
          </table:table-cell>
        </table:table-row>
        <table:table-row>
          <table:table-cell table:style-name="Table1.A1" office:value-type="string">
            <text:p text:style-name="P13">ἦ διαρρῆξαι χρὴ αὐτό;</text:p>
          </table:table-cell>
          <table:table-cell table:style-name="Table1.A1" office:value-type="string">
            <text:p text:style-name="P13">Should I break it?"</text:p>
          </table:table-cell>
        </table:table-row>
        <table:table-row>
          <table:table-cell table:style-name="Table1.A1" office:value-type="string">
            <text:p text:style-name="P13">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3">Harry's mind was racing. What I want more than anything else in the world at the moment, he thought, is to find the Stone before Quirrell does.</text:p>
          </table:table-cell>
        </table:table-row>
        <table:table-row>
          <table:table-cell table:style-name="Table1.A1" office:value-type="string">
            <text:p text:style-name="P13">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3">So if I look in the mirror, I should see myseff finding it -- which means I'll see where it's hidden!</text:p>
          </table:table-cell>
        </table:table-row>
        <table:table-row>
          <table:table-cell table:style-name="Table1.A1" office:value-type="string">
            <text:p text:style-name="P13">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3">But how can I look without Quirrell realizing what I'm up to?</text:p>
          </table:table-cell>
        </table:table-row>
        <table:table-row>
          <table:table-cell table:style-name="Table1.A1" office:value-type="string">
            <text:p text:style-name="P13">καὶ ἤθελε μὲν κινεῖσθαι πρὸς ἀριστερὰν ὡς λήσων ἐκεῖνον εἷς τοῦμπροσθεν τοῦ κατόπτρου μεθιστάμενος, ἐσφάλη δέ τῆς ἐλπίδος</text:p>
            <text:p text:style-name="P13">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3">He tried to edge to the left, to get in front of the glass without Quirrell noticing, but the ropes around his ankles were too tight: he tripped and fell over. Quirrell ignored him. He was still talking to himself.</text:p>
          </table:table-cell>
        </table:table-row>
        <table:table-row>
          <table:table-cell table:style-name="Table1.A1" office:value-type="string">
            <text:p text:style-name="P13">Ποίαν τόδε τὸ κάτοπτρον ε”χει δύναμιν; τί μηχανητέον; ὠφέλησον ἐμέ, ὦ κύριε.</text:p>
          </table:table-cell>
          <table:table-cell table:style-name="Table1.A1" office:value-type="string">
            <text:p text:style-name="P13">"What does this mirror do? How does it work? Help me, Master!"</text:p>
          </table:table-cell>
        </table:table-row>
        <table:table-row>
          <table:table-cell table:style-name="Table1.A1" office:value-type="string">
            <text:p text:style-name="P13">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3">And to Harry's horror, a voice answered, and the voice seemed to come from Quirrell himself "Use the boy... Use the boy..."</text:p>
          </table:table-cell>
        </table:table-row>
        <table:table-row>
          <table:table-cell table:style-name="Table1.A1" office:value-type="string">
            <text:p text:style-name="P13">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3">Quirrell rounded on Harry. "Yes -- Potter -- come here."</text:p>
          </table:table-cell>
        </table:table-row>
        <table:table-row>
          <table:table-cell table:style-name="Table1.A1" office:value-type="string">
            <text:p text:style-name="P13">καί χερσὶ κροτήσαντος τοῦ Κιούρου, τὰ πείσματα χαμᾶζε ἔπεσε.</text:p>
          </table:table-cell>
          <table:table-cell table:style-name="Table1.A1" office:value-type="string">
            <text:p text:style-name="P13">He clapped his hands once, and the ropes binding Harry fell off.</text:p>
          </table:table-cell>
        </table:table-row>
        <table:table-row>
          <table:table-cell table:style-name="Table1.A1" office:value-type="string">
            <text:p text:style-name="P13">λυθεὶς δέ ὁ <text:span text:style-name="T6">Ἅ</text:span>ρειος βραδέως ἀνέστη.</text:p>
          </table:table-cell>
          <table:table-cell table:style-name="Table1.A1" office:value-type="string">
            <text:p text:style-name="P13">Harry got slowly to his feet.</text:p>
          </table:table-cell>
        </table:table-row>
        <table:table-row>
          <table:table-cell table:style-name="Table1.A1" office:value-type="string">
            <text:p text:style-name="P13">ἀλλ’ ἐκεῖνος μάλ’ αὖθις Δεῦρο, ἔφη.</text:p>
          </table:table-cell>
          <table:table-cell table:style-name="Table1.A1" office:value-type="string">
            <text:p text:style-name="P13">"Come here," Quirrell repeated.</text:p>
          </table:table-cell>
        </table:table-row>
        <table:table-row>
          <table:table-cell table:style-name="Table1.A1" office:value-type="string">
            <text:p text:style-name="P13"><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3">"Look in the mirror and tell me what you see."</text:p>
          </table:table-cell>
        </table:table-row>
        <table:table-row>
          <table:table-cell table:style-name="Table1.A1" office:value-type="string">
            <text:p text:style-name="P13">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3">Harry walked toward him. I must lie, he thought desperately.</text:p>
          </table:table-cell>
        </table:table-row>
        <table:table-row>
          <table:table-cell table:style-name="Table1.A1" office:value-type="string">
            <text:p text:style-name="P13">βλέψαντα γὰρ δεῖ με ψεύσασθαι, μίας δὴ ταύτης λειπομένης ὁδοῦ.</text:p>
          </table:table-cell>
          <table:table-cell table:style-name="Table1.A1" office:value-type="string">
            <text:p text:style-name="P13">I must look and lie about what I see, that's all.</text:p>
          </table:table-cell>
        </table:table-row>
        <table:table-row>
          <table:table-cell table:style-name="Table1.A1" office:value-type="string">
            <text:p text:style-name="P13">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3">Quirrell moved close behind him. Harry breathed in the funny smell that seemed to come from Quirrell's turban.</text:p>
          </table:table-cell>
        </table:table-row>
        <table:table-row>
          <table:table-cell table:style-name="Table1.A1" office:value-type="string">
            <text:p text:style-name="P13">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3">He closed his eyes, stepped in front of the mirror, and opened them again. He saw his reflection, pale and scared-looking at first. But a moment later, the reflection smiled at him. </text:p>
          </table:table-cell>
        </table:table-row>
        <table:table-row>
          <table:table-cell table:style-name="Table1.A1" office:value-type="string">
            <text:p text:style-name="P12">καὶ ἡ σκιὰ δεξιὰν <text:span text:style-name="T1">ε</text:span><text:span text:style-name="T6">ἰ</text:span><text:span text:style-name="T1">ς</text:span> θυλάκιον θεῖσα ἐξείλκυσε</text:p>
            <text:p text:style-name="P13">λίθον τινά αἶματοῦσσαν.</text:p>
          </table:table-cell>
          <table:table-cell table:style-name="Table1.A1" office:value-type="string">
            <text:p text:style-name="P13">It put its hand into its pocket and pulled out a blood-red stone.</text:p>
          </table:table-cell>
        </table:table-row>
        <table:table-row>
          <table:table-cell table:style-name="Table1.A1" office:value-type="string">
            <text:p text:style-name="P13">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3">It winked and put the Stone back in its pocket -- and as it did so, Harry felt something heavy drop into his real pocket.</text:p>
          </table:table-cell>
        </table:table-row>
        <table:table-row>
          <table:table-cell table:style-name="Table1.A1" office:value-type="string">
            <text:p text:style-name="P15">τῇ γὰρ λίθῳ, τὸ ἀπιστότατον, οὐκ οἶδ’ ὅπως ἐκέχρητο.</text:p>
          </table:table-cell>
          <table:table-cell table:style-name="Table1.A1" office:value-type="string">
            <text:p text:style-name="P14">Somehow -- incredibly -- he'd gotten the Stone.</text:p>
          </table:table-cell>
        </table:table-row>
        <table:table-row>
          <table:table-cell table:style-name="Table1.A1" office:value-type="string">
            <text:p text:style-name="P15">ἐκεῖνος δέ πικρῶς Εἶὲν, ἔφη. τί ὁρᾷς;</text:p>
          </table:table-cell>
          <table:table-cell table:style-name="Table1.A1" office:value-type="string">
            <text:p text:style-name="P15">"Well?" said Quirrell impatiently. "What do you see?"</text:p>
          </table:table-cell>
        </table:table-row>
        <table:table-row>
          <table:table-cell table:style-name="Table1.A1" office:value-type="string">
            <text:p text:style-name="P15"><text:span text:style-name="T7">Ἅ</text:span>ρειος δέ ξυστείλας ἑαυτόν Ὁρῶ γ’ ἐμαυτόν, <text:span text:style-name="T7">ἔ</text:span>φη ψευδόμενος, δεξιούμενον τὸν Διμπλόδωρον.</text:p>
          </table:table-cell>
          <table:table-cell table:style-name="Table1.A1" office:value-type="string">
            <text:p text:style-name="P15">Harry screwed up his courage. "I see myself shaking hands with Dumbledore," he invented. "I -- I've won the house cup for Gryffindor."</text:p>
          </table:table-cell>
        </table:table-row>
        <table:table-row>
          <table:table-cell table:style-name="Table1.A1" office:value-type="string">
            <text:p text:style-name="P15">φέρομαι γὰρ τὴν Φιάλην τὴν Οἰκείαν ὑπὲρ τῶν Γρυφινδώρων.</text:p>
          </table:table-cell>
          <table:table-cell table:style-name="Table1.A1" office:value-type="string">
            <text:p text:style-name="P15">Quirrell cursed again.</text:p>
          </table:table-cell>
        </table:table-row>
        <table:table-row>
          <table:table-cell table:style-name="Table1.A1" office:value-type="string">
            <text:p text:style-name="P15">ἀρὰς δέ πάλιν αὖ ἠράσατο ὁ Κίουρος. ’Άναγε σεαυτὸν ἐκ τοῦ μέσου.</text:p>
          </table:table-cell>
          <table:table-cell table:style-name="Table1.A1" office:value-type="string">
            <text:p text:style-name="P15">"Get out of the way," he said. </text:p>
          </table:table-cell>
        </table:table-row>
        <table:table-row>
          <table:table-cell table:style-name="Table1.A1" office:value-type="string">
            <text:p text:style-name="P15">ἀπιὼν δ’ ἐκποδὼν ὁ <text:span text:style-name="T7">Ἅ</text:span>ρειος ᾔσθετο τῆς τοῦ <text:soft-page-break/>φιλοσόφου λίθου παρὰ τῷ μηρῷ κειμένης.</text:p>
          </table:table-cell>
          <table:table-cell table:style-name="Table1.A1" office:value-type="string">
            <text:p text:style-name="P15">As Harry moved aside, he felt the Sorcerer's Stone <text:soft-page-break/>against his leg.</text:p>
          </table:table-cell>
        </table:table-row>
        <table:table-row>
          <table:table-cell table:style-name="Table1.A1" office:value-type="string">
            <text:p text:style-name="P15">ἆρα ἀποδράμῃ τολμήσας;</text:p>
          </table:table-cell>
          <table:table-cell table:style-name="Table1.A1" office:value-type="string">
            <text:p text:style-name="P15">Dare he make a break for it?</text:p>
          </table:table-cell>
        </table:table-row>
        <table:table-row>
          <table:table-cell table:style-name="Table1.A1" office:value-type="string">
            <text:p text:style-name="P15">ἀλλ’ οὐ μακρὰν κεχώρηκε καὶ ἐφθέγξατό τις ὀξείᾳ τῇ φωνῇ, τοῦ Κιούρου τὰ χείλη οὗ κινοῦντος.</text:p>
          </table:table-cell>
          <table:table-cell table:style-name="Table1.A1" office:value-type="string">
            <text:p text:style-name="P15">But he hadn't walked five paces before a high voice spoke, though Quirrell wasn't moving his lips.</text:p>
          </table:table-cell>
        </table:table-row>
        <table:table-row>
          <table:table-cell table:style-name="Table1.A1" office:value-type="string">
            <text:p text:style-name="P15">Ψεύδεται ψεύδεται.</text:p>
          </table:table-cell>
          <table:table-cell table:style-name="Table1.A1" office:value-type="string">
            <text:p text:style-name="P15">"He lies... He lies..."</text:p>
          </table:table-cell>
        </table:table-row>
        <table:table-row>
          <table:table-cell table:style-name="Table1.A1" office:value-type="string">
            <text:p text:style-name="P15">καὶ ὁ Κίουρος κεκραγώς Οὗτος, ἔφη, δεῦρο, τοῦμπαλιν.</text:p>
          </table:table-cell>
          <table:table-cell table:style-name="Table1.A1" office:value-type="string">
            <text:p text:style-name="P15">"Potter, come back here!" Quirrell shouted.</text:p>
          </table:table-cell>
        </table:table-row>
        <table:table-row>
          <table:table-cell table:style-name="Table1.A1" office:value-type="string">
            <text:p text:style-name="P15">ἀλήθευσον δή. τί ἄρτι εἶδες;</text:p>
          </table:table-cell>
          <table:table-cell table:style-name="Table1.A1" office:value-type="string">
            <text:p text:style-name="P15">"Tell me the truth! What did you just see?"</text:p>
          </table:table-cell>
        </table:table-row>
        <table:table-row>
          <table:table-cell table:style-name="Table1.A1" office:value-type="string">
            <text:p text:style-name="P15">ἡ δ’ ὀξεῖα φωνὴ αὖθις ’Έα με προσειπεῖν κατὰ στόμα αὐτοῦ.</text:p>
          </table:table-cell>
          <table:table-cell table:style-name="Table1.A1" office:value-type="string">
            <text:p text:style-name="P15">The high voice spoke again. "Let me speak to him... face-to-face..."</text:p>
          </table:table-cell>
        </table:table-row>
        <table:table-row>
          <table:table-cell table:style-name="Table1.A1" office:value-type="string">
            <text:p text:style-name="P15">Ὦ κύριε, ἀλλ’ ἀσθενέστερος ε<text:span text:style-name="T7">ἶ...</text:span> </text:p>
          </table:table-cell>
          <table:table-cell table:style-name="Table1.A1" office:value-type="string">
            <text:p text:style-name="P15">"Master, you are not strong enough!"</text:p>
          </table:table-cell>
        </table:table-row>
        <table:table-row>
          <table:table-cell table:style-name="Table1.A1" office:value-type="string">
            <text:p text:style-name="P15">Σθένω γοῦν τοσόνδε.... </text:p>
          </table:table-cell>
          <table:table-cell table:style-name="Table1.A1" office:value-type="string">
            <text:p text:style-name="P15">"I have strength enough... for this...."</text:p>
          </table:table-cell>
        </table:table-row>
        <table:table-row>
          <table:table-cell table:style-name="Table1.A1" office:value-type="string">
            <text:p text:style-name="P15">ὁ δ’ <text:span text:style-name="T7">Ἅ</text:span>ρειος ἀκίνητος εἱστήκει γῆθεν ἐρριζωμένος ὥσπερ τῷ Πλουτῶνος Θήρατρῳ καταδεδεμένος.</text:p>
          </table:table-cell>
          <table:table-cell table:style-name="Table1.A1" office:value-type="string">
            <text:p text:style-name="P15">Harry felt as if <text:span text:style-name="T13">the </text:span>Devil's Snare was rooting him to the spot. He couldn't move a muscle. </text:p>
          </table:table-cell>
        </table:table-row>
        <table:table-row>
          <table:table-cell table:style-name="Table1.A1" office:value-type="string">
            <text:p text:style-name="P15">περιδεὴς δέ θεᾶται τὸν Κίουρον ἕως χεῖρα πρὸς κεφαλὴν ἐπιθεὶς τὴν μίτραν ἀνελίττει.</text:p>
          </table:table-cell>
          <table:table-cell table:style-name="Table1.A1" office:value-type="string">
            <text:p text:style-name="P15">Petrified, he watched as Quirrell reached up and began to unwrap his turban.</text:p>
          </table:table-cell>
        </table:table-row>
        <table:table-row>
          <table:table-cell table:style-name="Table1.A1" office:value-type="string">
            <text:p text:style-name="P15"><text:s/>ἀλλὰ τί δαὶ γίγνεται;</text:p>
          </table:table-cell>
          <table:table-cell table:style-name="Table1.A1" office:value-type="string">
            <text:p text:style-name="P15">What was going on?</text:p>
          </table:table-cell>
        </table:table-row>
        <table:table-row>
          <table:table-cell table:style-name="Table1.A1" office:value-type="string">
            <text:p text:style-name="P15">τῆς δέ μίτρας ἀποπεσούσης, τὸ Κιούρου πρόσωπον σμικρὸν ἐδόκει θαυμαστῶς ὡς.</text:p>
          </table:table-cell>
          <table:table-cell table:style-name="Table1.A1" office:value-type="string">
            <text:p text:style-name="P15">The turban fell away. Quirrell's head looked strangely small without it.</text:p>
          </table:table-cell>
        </table:table-row>
        <table:table-row>
          <table:table-cell table:style-name="Table1.A1" office:value-type="string">
            <text:p text:style-name="P16">καὶ ἔπειτα τὸν τράχηλον περιάγων μεταστρέφεται.</text:p>
          </table:table-cell>
          <table:table-cell table:style-name="Table1.A1" office:value-type="string">
            <text:p text:style-name="P16">Then he turned slowly on the spot.</text:p>
          </table:table-cell>
        </table:table-row>
        <table:table-row>
          <table:table-cell table:style-name="Table1.A1" office:value-type="string">
            <text:p text:style-name="P16"><text:span text:style-name="T8">Ἅ</text:span>ρειος δ’ ὀξύτατα ἐκέκραγεν ἂν εἰ μὴ ἄφωνος ἐγένετο.</text:p>
          </table:table-cell>
          <table:table-cell table:style-name="Table1.A1" office:value-type="string">
            <text:p text:style-name="P16">Harry would have screamed, but he couldn't make a sound.</text:p>
          </table:table-cell>
        </table:table-row>
        <table:table-row>
          <table:table-cell table:style-name="Table1.A1" office:value-type="string">
            <text:p text:style-name="P16">ἐκεῖ γὰρ ὅπου οὐδέν ὤφελες <text:span text:style-name="T8">ἰ</text:span>δεῖν ε<text:span text:style-name="T8">ἰ</text:span> μὴ αὐτὴν τὴν κεφαλὴν τὴν κατὰ νῶτον, πρόσωπον ἦν <text:span text:style-name="T8">ἰ</text:span>δεῖν, πρόσωπον δὴ δεινότατον πάντων ὅσα ἑωράκει ποτὲ ὁ <text:span text:style-name="T8">Ἅ</text:span>ρειος.</text:p>
          </table:table-cell>
          <table:table-cell table:style-name="Table1.A1" office:value-type="string">
            <text:p text:style-name="P16">Where there should have been a back to Quirrell's head, there was a face, the most terrible face Harry had ever seen.</text:p>
          </table:table-cell>
        </table:table-row>
        <table:table-row>
          <table:table-cell table:style-name="Table1.A1" office:value-type="string">
            <text:p text:style-name="P17">γύψου γὰρ ἦν λευκότερον τὸ εἶδος, γοργὸν δέ ὀφθαλμοῖς κοκκίνοις. ἀντὶ δέ ῥινῶν παρεῖχε τμήματα σμικρὰ καθάπερ δράκων.</text:p>
          </table:table-cell>
          <table:table-cell table:style-name="Table1.A1" office:value-type="string">
            <text:p text:style-name="P17">It was chalk white with glaring red eyes and slits for nostrils, like a snake.</text:p>
          </table:table-cell>
        </table:table-row>
        <table:table-row>
          <table:table-cell table:style-name="Table1.A1" office:value-type="string">
            <text:p text:style-name="P17">κα<text:span text:style-name="T9">ὶ</text:span> σισυρίζων <text:span text:style-name="T9">Ἅ</text:span>ρειος, ἔφη, Ποτήρ.</text:p>
          </table:table-cell>
          <table:table-cell table:style-name="Table1.A1" office:value-type="string">
            <text:p text:style-name="P17">"Harry Potter..." it whispered.</text:p>
          </table:table-cell>
        </table:table-row>
        <table:table-row>
          <table:table-cell table:style-name="Table1.A1" office:value-type="string">
            <text:p text:style-name="P17">ὁ δ’ Ἅρειος ἤθελε μέν ἀνακρούσασθαι ἐπὶ πρύμνην, κινεῖσθαι δ’ οὐκ ἐδυνήθη.</text:p>
          </table:table-cell>
          <table:table-cell table:style-name="Table1.A1" office:value-type="string">
            <text:p text:style-name="P17">Harry tried to take a step backward but his legs wouldn't move.</text:p>
          </table:table-cell>
        </table:table-row>
        <table:table-row>
          <table:table-cell table:style-name="Table1.A1" office:value-type="string">
            <text:p text:style-name="P17">καὶ τὸ πρόσωπον Ἰδού, ἔφη. οἵαν δὴ οἵαν μετάστασιν δέδορκας.</text:p>
          </table:table-cell>
          <table:table-cell table:style-name="Table1.A1" office:value-type="string">
            <text:p text:style-name="P17">"See what I have become?" the face said.</text:p>
          </table:table-cell>
        </table:table-row>
        <table:table-row>
          <table:table-cell table:style-name="Table1.A1" office:value-type="string">
            <text:p text:style-name="P17">σκιὰ γὰρ γενόμενος καί ὁμίχλη σχῆμα οὗ παρέχω εἰμὴ σώματος ἀλλοτρίου ἔξεστί μοι κοινωνεῖν. ἀλλ’ ὑπάρχουσιν ἀεὶ οἱ τοιοῦτοι προσδέξασθαί με <text:span text:style-name="T1">ε</text:span><text:span text:style-name="T9">ἰ</text:span><text:span text:style-name="T1">ς</text:span> τὴν ψυχὴν βουλόμενοι. καί τὸ αἷμα τὸ τοῦ μονοκέρω ἵππου νεωστὶ δεξάμενος πάνυ ἐρρώμην· κατεῖδες γὰρ τὸν βέλτιστον Κίουρον ὑπέρ ἐμοῦ πίνοντα ἐν τῇ ὕλῃ. Κεκτημένος δέ τὸ τῆς ζωῆς φάρμακον, δυνήσομαι ἴδιον ποιεῖσθαι σῶμα λοιπόν τί ο<text:span text:style-name="T9">ὐ</text:span> δώσεις μοι τὴν ἐν τῴ θυλακίῳ λίθον, <text:span text:style-name="T9">ἔ</text:span>γνωκε γάρ.</text:p>
          </table:table-cell>
          <table:table-cell table:style-name="Table1.A1" office:value-type="string">
            <text:p text:style-name="P17">"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So he knew.</text:p>
          </table:table-cell>
        </table:table-row>
        <table:table-row>
          <table:table-cell table:style-name="Table1.A1" office:value-type="string">
            <text:p text:style-name="P17">ἐξαίφνης δ’ αὖ αἴσθησιν ἔχων τῶν σκελῶν πρὸς</text:p>
            <text:p text:style-name="P17">τούπίσω ἐκαλινδεῖτο.</text:p>
          </table:table-cell>
          <table:table-cell table:style-name="Table1.A1" office:value-type="string">
            <text:p text:style-name="P17">The feeling suddenly surged back into Harry's legs. He stumbled backward.</text:p>
          </table:table-cell>
        </table:table-row>
        <table:table-row>
          <table:table-cell table:style-name="Table1.A1" office:value-type="string">
            <text:p text:style-name="P17">Οὐ σωφρονήσεις; σεσηρότως εἶπε τὸ πρόσωπον. </text:p>
          </table:table-cell>
          <table:table-cell table:style-name="Table1.A1" office:value-type="string">
            <text:p text:style-name="P17">"Don't be a fool," snarled the face.</text:p>
          </table:table-cell>
        </table:table-row>
        <table:table-row>
          <table:table-cell table:style-name="Table1.A1" office:value-type="string">
            <text:p text:style-name="P17">ἄμεινον γὰρ σοὶ ἐκσώσαντι τὴν ψυχὴν συμμαχεῖν ἐμοί ἢν δέ μή, ταῦτὰ πείσῃ τοῖς τοκεῦσιν οἵτινες <text:soft-page-break/>ἀπέθανον παριέμενοι.</text:p>
          </table:table-cell>
          <table:table-cell table:style-name="Table1.A1" office:value-type="string">
            <text:p text:style-name="P17">"Better save your own life and join me... or you'll meet the same end as your parents.... They died <text:soft-page-break/>begging me for mercy..."</text:p>
          </table:table-cell>
        </table:table-row>
        <table:table-row>
          <table:table-cell table:style-name="Table1.A1" office:value-type="string">
            <text:p text:style-name="P17"><text:span text:style-name="T9">Ἅ</text:span>ρειος δέ ἐξαίφνης ἀναβοῶν Ψεύδει σύ, ἔφη μεγάλῃ τῇ φωνῇ.</text:p>
          </table:table-cell>
          <table:table-cell table:style-name="Table1.A1" office:value-type="string">
            <text:p text:style-name="P17">"LIAR!" Harry shouted suddenly.</text:p>
          </table:table-cell>
        </table:table-row>
        <table:table-row>
          <table:table-cell table:style-name="Table1.A1" office:value-type="string">
            <text:p text:style-name="P17">καὶ τοῦ Κιούρου πρὸς αὐτὸν ἀνακρουομένου, ὁ Φολιδομορτὸς <text:span text:style-name="T9">ἔ</text:span>τι ἐφορᾶν ἐδύνατο.</text:p>
          </table:table-cell>
          <table:table-cell table:style-name="Table1.A1" office:value-type="string">
            <text:p text:style-name="P17">Quirrell was walking backward at him, so that Voldemort could still see him. </text:p>
          </table:table-cell>
        </table:table-row>
        <table:table-row>
          <table:table-cell table:style-name="Table1.A1" office:value-type="string">
            <text:p text:style-name="P17">ἀλλὰ νῦν δὴ τὸ πρόσωπον ὠμὸν ἐμειδία τι.</text:p>
          </table:table-cell>
          <table:table-cell table:style-name="Table1.A1" office:value-type="string">
            <text:p text:style-name="P17">The evil face was now smiling.</text:p>
          </table:table-cell>
        </table:table-row>
        <table:table-row>
          <table:table-cell table:style-name="Table1.A1" office:value-type="string">
            <text:p text:style-name="P17">Βαβαῖ τοῦ παππασμοῦ. τὴν γὰρ ἀνδρείαν ἀεὶ περὶ πολλοῦ πεποίημαι’ καὶ τοὺς τοκέας σοῦ ὁμολογῶ ἀνδρείους δὴ γενέσθαι. Τὸν μὲν γὰρ πατέρα πρῶτον ἀπέκτεινα ἀνδρείως ἀνταγωνισάμενον, τὴν δέ μητέρα οὐκ ἂν ἔδει τεθνάναι εἶ μὴ ἐπεχείρει σῶσαι σέ ἀλλὰ δός μοι τὴν λίθον δῆτα, ἢν μὴ δοκεῖ σοί ἐκείνη καλῶς πρᾶξαι μάτην τεθνηκυῖα.</text:p>
          </table:table-cell>
          <table:table-cell table:style-name="Table1.A1" office:value-type="string">
            <text:p text:style-name="P17">"How touching..." it hissed. "I always value bravery... Yes, boy, your parents were brave.... I killed your father first; and he put up a courageous fight... but your mother needn't have died... she was trying to protect you.... Now give me the Stone, unless you want her to have died in vain."</text:p>
          </table:table-cell>
        </table:table-row>
        <table:table-row>
          <table:table-cell table:style-name="Table1.A1" office:value-type="string">
            <text:p text:style-name="P17"><text:span text:style-name="T9">Ἅ</text:span>ρειον δέ Οὐδαμῶς, βοῶντα, ἀναπηδῶντα δέ πρὸς τὴν θύραν τὴν φλογοειδῆ ἐκεῖνος ἔφθασεν ὀξὺ κραυγάσας Λαβέ αὐτόν. </text:p>
          </table:table-cell>
          <table:table-cell table:style-name="Table1.A1" office:value-type="string">
            <text:p text:style-name="P17">"NEVER!" Harry sprang toward the flame door, but Voldemort screamed "SEIZE HIM!"</text:p>
          </table:table-cell>
        </table:table-row>
        <table:table-row>
          <table:table-cell table:style-name="Table1.A1" office:value-type="string">
            <text:p text:style-name="P17">καὶ ἐν ἀκαρεῖ συνῄδει ὁ <text:span text:style-name="T9">Ἅ</text:span>ρειος τῷ Κιούρῳ λαβομένω οἱ τοῦ καρποῦ.</text:p>
          </table:table-cell>
          <table:table-cell table:style-name="Table1.A1" office:value-type="string">
            <text:p text:style-name="P17">and the next second, Harry felt Quirrell's hand close on his wrist.</text:p>
          </table:table-cell>
        </table:table-row>
        <table:table-row>
          <table:table-cell table:style-name="Table1.A1" office:value-type="string">
            <text:p text:style-name="P18">καὶ εὐθὺς τὸ μέτωπον σφόδρα περιωδύνει, ἅμα μὲν δακνούσης τῆς οὐλῆς ὥσπερ 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text:span text:style-name="T1">κ</text:span><text:span text:style-name="T10">ἄ</text:span><text:span text:style-name="T1">πειτα</text:span> πρᾶγμα πάνυ ἀπροσδόκητον ἦν ἰδεῖν. οὗτος γὰρ μεθίησι τὸν <text:span text:style-name="T10">Ἅ</text:span>ρειον.</text:p>
          </table:table-cell>
          <table:table-cell table:style-name="Table1.A1" office:value-type="string">
            <text:p text:style-name="P18">At once, a needle-sharp pain seared across Harry's scar; his head felt as though it was about to split in two; he yelled, struggling with all his might, and to his surprise, Quirrell let go of him.</text:p>
          </table:table-cell>
        </table:table-row>
        <table:table-row>
          <table:table-cell table:style-name="Table1.A1" office:value-type="string">
            <text:p text:style-name="P19">ὁ δὲ συνειδὼς ἧττον τὴν κεφαλὴν ὠδίνων περισκόπει τεταραγμένῃ τῇ ὄψει <text:span text:style-name="T11">ὡ</text:span>ς οὐκέθ’ ὁρῶν τὸν Κίουρον ἀφανισθέντα δή. τὸν δ’ ὁρᾷ δι’ ἀλγηδόνα ὀκλάζοντα καί <text:span text:style-name="T1">ε</text:span><text:span text:style-name="T11">ἰ</text:span><text:span text:style-name="T1">ς</text:span> τοὺς δακτύλους ἀτενέσι τοῖς ὀφθαλμοῖς ἀποβλέποντα τούς ἤδη φλυκταίναις ἐξανθοῦντας.</text:p>
          </table:table-cell>
          <table:table-cell table:style-name="Table1.A1" office:value-type="string">
            <text:p text:style-name="P18">The pain in his head lessened -- he looked around wildly to see where Quirrell had gone, and saw him hunched in pain, looking at his fingers -- they were blistering before his eyes.</text:p>
          </table:table-cell>
        </table:table-row>
        <table:table-row>
          <table:table-cell table:style-name="Table1.A1" office:value-type="string">
            <text:p text:style-name="P19">τοῦ δέ Φολιδομορτοῦ αὖθις αὖ Λαβέ λαβέ φθεγξαμένου, ὁ Κίουρος προσπτάμενος κατέβαλε τὸν <text:span text:style-name="T12">Ἅ</text:span>ρειον πρηνὴς ἐπ’ αὐτὸν πεσὼν καὶ ταῖν χεροῖν σφίγγων τὸν τράχηλον αὐτοῦ. Καίτοι κραυγάζει τέως δῆλον ὅτι περιώδυνος γεγώς.</text:p>
          </table:table-cell>
          <table:table-cell table:style-name="Table1.A1" office:value-type="string">
            <text:p text:style-name="P19">"Seize him! SEIZE HIM!" shrieked Voldemort again, and Quirrell lunged, knocking Harry clean off his feet' landing on top of him, both hands around Harry's neck -- Harry's scar was almost blinding him with pain, yet he could see Quirrell howling in agony.</text:p>
          </table:table-cell>
        </table:table-row>
        <table:table-row>
          <table:table-cell table:style-name="Table1.A1" office:value-type="string">
            <text:p text:style-name="P19"><text:span text:style-name="T12">Ὦ</text:span> κύριε, οῦ δύναμαι ἔχεσθαι αὐτοῦ. οἴμοι τῶν χερῶν, οἷα πάσχω.</text:p>
          </table:table-cell>
          <table:table-cell table:style-name="Table1.A1" office:value-type="string">
            <text:p text:style-name="P19">"Master, I cannot hold him -- my hands -- my hands!"</text:p>
          </table:table-cell>
        </table:table-row>
        <table:table-row>
          <table:table-cell table:style-name="Table1.A1" office:value-type="string">
            <text:p text:style-name="P19">οὗτος δέ καίπερ τοῖς γόνασι χαμαὶ πιέζων <text:span text:style-name="T12">ἔ</text:span>τι τὸν <text:span text:style-name="T12">Ἅ</text:span>ρειον, τόν γε τράχηλον μεθεὶς μετ’ ἀπορίας εἰς τὰς ἑαυτοῦ χεῖρας ἀτενίζει· ταύτας δ<text:span text:style-name="T12">ὲ</text:span> <text:span text:style-name="T12">Ἅ</text:span>ρειος εἶδεν ὥσπερ ὀπτημένας ἢ δεδαρμένας καὶ ἐρυθρὰς δὴ γενομένας καί ξεστάς.</text:p>
          </table:table-cell>
          <table:table-cell table:style-name="Table1.A1" office:value-type="string">
            <text:p text:style-name="P19">And Quirrell, though pinning Harry to the ground with his knees, let go of his neck and stared, bewildered, at his own palms -- Harry could see they looked burned, raw, red, and shiny.</text:p>
          </table:table-cell>
        </table:table-row>
        <table:table-row>
          <table:table-cell table:style-name="Table1.A1" office:value-type="string">
            <text:p text:style-name="P19">Φόνευε δῆτα, <text:span text:style-name="T12">ὠ</text:span>μβρόντητε, καῖ τελευτὴν δὸς αὐτῷ.</text:p>
          </table:table-cell>
          <table:table-cell table:style-name="Table1.A1" office:value-type="string">
            <text:p text:style-name="P19">"Then kill him, fool, and be done!" screeched Voldemort.</text:p>
          </table:table-cell>
        </table:table-row>
        <table:table-row>
          <table:table-cell table:style-name="Table1.A1" office:value-type="string">
            <text:p text:style-name="P19">καὶ ὁ μὲν Κίουρος τὴν δεξιὰν ἀνεῖχεν ὡς ἀρὰν ἀρασάμενος θαν-άσιμον, ὁ δ’ <text:span text:style-name="T12">Ἅ</text:span>ρειος ἀπὸ τοῦ αὐτομάτου χεῖρα προτείνας τοῦ Κιούρου <text:soft-page-break/>προσώπου ἐλάβετο - Ὀττοτοτοτοτοῖ.</text:p>
          </table:table-cell>
          <table:table-cell table:style-name="Table1.A1" office:value-type="string">
            <text:p text:style-name="P19">Quirrell raised his hand to perform a deadly curse, but Harry, by instinct, reached up and grabbed Quirrell's face -- "AAAARGH!"</text:p>
          </table:table-cell>
        </table:table-row>
        <table:table-row>
          <table:table-cell table:style-name="Table1.A1" office:value-type="string">
            <text:p text:style-name="P19">καὶ καλινδούμενος ὁ Κίουρος λυπηρῶς ἀπηλλάγη τοῦ Ἁρείου, φλυκταίναις καὶ τὸ πρόσωπον παρέχων δεδηγμένον πολλαῖς. καὶ τότε <text:span text:style-name="T12">Ἅ</text:span>ρειος ἐπίσταται ὅτι ἐκείνῳ ἦν φόβος θιγεῖν τοῦ δέρματος αὐτοῦ μὴ στυγνὸν δὴ οἰμώξῃ. ε<text:span text:style-name="T12">ἰ</text:span> <text:span text:style-name="T1">ο</text:span><text:span text:style-name="T12">ὖ</text:span><text:span text:style-name="T1">ν</text:span> συνεχῶς λάβοιτο τὸν Κίουρον, ἴσως τοσοῦτο λυπήσειν ἐκεῖνον ὥστε μὴ ἀρὰν ἅρασθαι λυπούμενον.</text:p>
          </table:table-cell>
          <table:table-cell table:style-name="Table1.A1" office:value-type="string">
            <text:p text:style-name="P19">Quirrell rolled off him, his face blistering, too, and then Harry knew: Quirrell couldn't touch his bare skin, not without suffering terrible pain -- his only chance was to keep hold of Quirrell, keep him in enough pain to stop him from doing a curse.</text:p>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P19"/>
          </table:table-cell>
          <table:table-cell table:style-name="Table1.A1" office:value-type="string">
            <text:p text:style-name="P19"/>
          </table:table-cell>
        </table:table-row>
        <table:table-row>
          <table:table-cell table:style-name="Table1.A1" office:value-type="string">
            <text:p text:style-name="Table_20_Contents">ἀναπηδήσας οὖν τὸν Κίουρον τοῦ βραχίονος λαβὼν ἀπρὶξ εἴχετο. 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τος καὶ τοῦ Φολιδομορτοῦ τέως Παῖ δή, παῖ δή 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 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text:soft-page-break/>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7">λίθος οὐκ ἦν ἄρα ὠφέλιμον ἁπλῶς. αἰβοῖ τῆς ἀθανασίας καί τοῦ ὑπὲρ Μίδαν πλούτου. τούτων μέν γὰρ οἱ ἄνθρωποι ὑπὲρ πάντα ἐπιθυμοῖεν ἄν, ἀλλ’ οἱ ἄνθρωποι ἐκείνων τοι ἐπιθυμεῖν φιλοῦσιν <text:soft-page-break/>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7">ὀνομάζειν ἅπαντα. οἱ γὰρ τοῦνομα δεδιότες πλέον 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text:soft-page-break/>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7">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text:soft-page-break/>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 ἄρα. Ἀλλὰ τί ὑμεῖς πεπόνθατε δή; ἡ δ’ Ἑρμιόνη Λοιπόν, ἔφη. ε”γωγε εὖ πράξασα ἐπανῆλθον. τὸν δέ Ῥοῶνα ἆνώρθωσα - <text:soft-page-break/>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gt;κ βαθὺν δέ κοιμηθεὶς ὁ Ἄρειος μικροῦ ἐδέησεν ἰσχύειν αὐτὸς ἑαυτοῦ. καὶ τῇ Πομφόλυγι τὰ νωγάλων κιβώτια διακοσμούσῃ Βουλοίμην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 ὥς εἶσι δειναὶ καί παράβολοι. Καὶ ἄλλος τις εἰσέρχεταί σοι. ὁ δέ Καλῶς ἔχει, ἔφη. τίς ἐστι; 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text:soft-page-break/>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gt;κ μόνος δέ κατέβη ἄρα ὁ ’Άρειος πρὸς τὴν θοίνην 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text:soft-page-break/>καταπέτασμα ὑπερμέγεθες τῷ δράκοντι τῷ τῶν Σλυθηρίνων πεποικιλμένον ὃ καῖ ἔκρυπτεν ὅλον</text:p>
            <text:p text:style-name="Table_20_Contents">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text:soft-page-break/>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 Σλυθηρίνων δράκων ἠφανίσθη, φανέντος ἀντὶ αὐτοῦ τοῦ τῶν Γρυφινδώρων <text:soft-page-break/>λέοντος. καὶ δὴ καὶ ὁ Σίναπυς ἐδεξιοῦτο τὴν Μαγονωγαλέαν 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text:soft-page-break/>ἀποβάθρας. φύλαξ γάρ τις ἄνθρωπος ὢν γεραίτατος 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text:soft-page-break/>θυμηδίαν τὸν Δούδλιον πολλὰ δὴ βουκολήσειν.</text:p>
          </table:table-cell>
          <table:table-cell table:style-name="Table1.A1" office:value-type="string">
            <text:p text:style-name="Table_20_Contents">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he dungeons between you and Professor Quirrell is a complete secret, so, naturally, the whole school <text:soft-page-break/>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ext:soft-page-break/>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you leaves its own mark. Not a scar, no visible sign... to have been loved so deeply, even though <text:soft-page-break/>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text:soft-page-break/>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text:soft-page-break/>"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text:soft-page-break/>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text:soft-page-break/>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text:soft-page-break/>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text:soft-page-break/>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text:soft-page-break/>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17H53M15S</meta:editing-duration>
    <meta:editing-cycles>16</meta:editing-cycles>
    <meta:generator>LibreOffice/7.6.0.3$Windows_X86_64 LibreOffice_project/69edd8b8ebc41d00b4de3915dc82f8f0fc3b6265</meta:generator>
    <dc:date>2023-10-04T08:56:29.126000000</dc:date>
    <meta:document-statistic meta:table-count="1" meta:image-count="0" meta:object-count="0" meta:page-count="18" meta:paragraph-count="502" meta:word-count="11110" meta:character-count="64712" meta:non-whitespace-character-count="54092"/>
    <meta:template xlink:type="simple" xlink:actuate="onRequest" xlink:title="Ancient Greek" xlink:href="../../../../../AppData/Roaming/LibreOffice/4/user/template/Ancient%20Greek.ott" meta:date="2023-09-30T09:51:39.076000000"/>
  </office:meta>
</office:document-meta>
</file>